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style="italic"/>
    </style:style>
    <style:style style:name="P1" style:family="paragraph" style:parent-style-name="Normal">
      <style:paragraph-properties fo:text-align="right"/>
    </style:style>
  </office:automatic-styles>
  <office:body>
    <office:text>
      <text:p text:style-name="P1"><text:span text:style-name="T1">20 Feb. 2026</text:span></text:p>
      <text:p text:style-name="Normal"/>
      <text:p text:style-name="Normal">Over and over, I repeated a single word in whisper: «Cold».</text:p>
      <text:p text:style-name="Normal">The cold made me shiver and stumble over my words, hardly allowing me to speak.</text:p>
      <text:p text:style-name="Normal"/>
      <text:p text:style-name="Normal">To forget about the feeling, I focused my attention on whispering.</text:p>
      <text:p text:style-name="Normal">My lantern was long extinguished by the wind, so I threw it away.</text:p>
      <text:p text:style-name="Normal">Without knowing whether or where I will arrive, I had to trudge.</text:p>
      <text:p text:style-name="Normal"/>
      <text:p text:style-name="Normal">It was dark, for I couldn’t see anything.</text:p>
      <text:p text:style-name="Normal"/>
      <text:p text:style-name="Normal">A subtle ray of light pierced through the skies and darkness, falling on my face.</text:p>
      <text:p text:style-name="Normal"/>
      <text:p text:style-name="Normal">I was getting faster. Slightly, I smiled.</text:p>
      <text:p text:style-name="Normal"/>
      <text:p text:style-name="Normal">The light illuminated my surroundings, letting me see.</text:p>
      <text:p text:style-name="Normal">I felt as if familiar with what’s around, I thought I could recognize where I was, although I wouldn’t remember where I was exactly.</text:p>
      <text:p text:style-name="Normal">I didn’t know if I was correct or it’s all just déjà vu, but I felt relieved anyway.</text:p>
      <text:p text:style-name="Normal"/>
      <text:p text:style-name="Normal">My breathing was getting faster.</text:p>
      <text:p text:style-name="Normal">The looming sunlight was bright...So bright my eyes began to hurt.</text:p>
      <text:p text:style-name="Normal"/>
      <text:p text:style-name="Normal">And I couldn’t close them.</text:p>
      <text:p text:style-name="Normal"/>
      <text:p text:style-name="Normal">At some point, I ran instead of hustling.</text:p>
      <text:p text:style-name="Normal">It wasn’t as tiring anymore. My body felt as light as it was never.</text:p>
      <text:p text:style-name="Normal"/>
      <text:p text:style-name="Normal">The light grew stronger. From my eyes, tears flowed down my face.</text:p>
      <text:p text:style-name="Normal"/>
      <text:p text:style-name="Normal">The light grew stronger...</text:p>
      <text:p text:style-name="Normal"/>
      <text:p text:style-name="Normal"/>
      <text:p text:style-name="Normal">By now, the whole world was filled with red.</text:p>
      <text:p text:style-name="Normal"/>
      <text:p text:style-name="Normal"/>
      <text:p text:style-name="Normal">I wondered if it was blood.</text:p>
      <text:p text:style-name="Normal"/>
      <text:p text:style-name="Normal"/>
      <text:p text:style-name="Normal"/>
      <text:p text:style-name="Normal">And the light grew stronger.</text:p>
      <text:p text:style-name="Normal"/>
      <text:p text:style-name="Normal"/>
      <text:p text:style-name="Normal">And, as the light was too strong</text:p>
      <text:p text:style-name="Normal">for a human being to endure,</text:p>
      <text:p text:style-name="Normal"/>
      <text:p text:style-name="Normal">there was noth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